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138b" officeooo:paragraph-rsid="0019138b"/>
    </style:style>
    <style:style style:name="P2" style:family="paragraph" style:parent-style-name="Standard">
      <style:text-properties officeooo:rsid="0019d323" officeooo:paragraph-rsid="0019d323"/>
    </style:style>
    <style:style style:name="P3" style:family="paragraph" style:parent-style-name="Standard">
      <style:text-properties officeooo:rsid="0019d546" officeooo:paragraph-rsid="0019d546"/>
    </style:style>
    <style:style style:name="P4" style:family="paragraph" style:parent-style-name="Standard">
      <style:text-properties officeooo:rsid="0019d546" officeooo:paragraph-rsid="0019d546"/>
    </style:style>
    <style:style style:name="T1" style:family="text">
      <style:text-properties officeooo:rsid="0019d546"/>
    </style:style>
    <style:style style:name="T2" style:family="text">
      <style:text-properties officeooo:rsid="001a81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éer un compte</text:p>
      <text:p text:style-name="P1">Download</text:p>
      <text:p text:style-name="P1">Crrer fichier texte : créer un compte : account, user_name, mdp </text:p>
      <text:p text:style-name="P1"><text:tab/><text:tab/><text:tab/>upload_fic : nom_fic, username, mdp</text:p>
      <text:p text:style-name="P1"><text:tab/><text:tab/><text:tab/>download_fic : nom_fic, username, mdp</text:p>
      <text:p text:style-name="P1">Mail @ serveur</text:p>
      <text:p text:style-name="P1"/>
      <text:p text:style-name="P1"/>
      <text:p text:style-name="P2">créer base donnée : nom fichier, username , groupe, <text:span text:style-name="T1">date</text:span></text:p>
      <text:p text:style-name="P2">upload → paramaetre vers base de données</text:p>
      <text:p text:style-name="P2">fichier → fichier-texte-vers-serveur</text:p>
      <text:p text:style-name="P2"/>
      <text:p text:style-name="P3">créer un compte : account user_name mdp(m<text:span text:style-name="T2">d5)</text:span></text:p>
      <text:p text:style-name="P3"/>
      <text:p text:style-name="P3">https://fr.wikibooks.org/wiki/Programmation_Python/Classes_et_Interfaces_graphiqu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2:13:07.480437918</meta:creation-date>
    <dc:date>2019-05-09T22:07:17.937555983</dc:date>
    <meta:editing-duration>PT11M16S</meta:editing-duration>
    <meta:editing-cycles>3</meta:editing-cycles>
    <meta:generator>LibreOffice/6.2.2.2$Linux_X86_64 LibreOffice_project/20$Build-2</meta:generator>
    <meta:document-statistic meta:table-count="0" meta:image-count="0" meta:object-count="0" meta:page-count="1" meta:paragraph-count="11" meta:word-count="56" meta:character-count="438" meta:non-whitespace-character-count="386"/>
  </office:meta>
</office:document-meta>
</file>